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2638in"/>
    </style:style>
    <style:style style:name="co2" style:family="table-column">
      <style:table-column-properties fo:break-before="auto" style:column-width="0.4437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0.5626in"/>
    </style:style>
    <style:style style:name="co6" style:family="table-column">
      <style:table-column-properties fo:break-before="auto" style:column-width="0.5409in"/>
    </style:style>
    <style:style style:name="co7" style:family="table-column">
      <style:table-column-properties fo:break-before="auto" style:column-width="0.8744in"/>
    </style:style>
    <style:style style:name="co8" style:family="table-column">
      <style:table-column-properties fo:break-before="auto" style:column-width="1.402in"/>
    </style:style>
    <style:style style:name="co9" style:family="table-column">
      <style:table-column-properties fo:break-before="auto" style:column-width="1.1327in"/>
    </style:style>
    <style:style style:name="co10" style:family="table-column">
      <style:table-column-properties fo:break-before="auto" style:column-width="1.2402in"/>
    </style:style>
    <style:style style:name="co11" style:family="table-column">
      <style:table-column-properties fo:break-before="auto" style:column-width="0.8528in"/>
    </style:style>
    <style:style style:name="co12" style:family="table-column">
      <style:table-column-properties fo:break-before="auto" style:column-width="1.0898in"/>
    </style:style>
    <style:style style:name="co13" style:family="table-column">
      <style:table-column-properties fo:break-before="auto" style:column-width="1.068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row table:style-name="ro1">
          <table:table-cell table:number-columns-repeated="7"/>
          <table:table-cell office:value-type="string">
            <text:p>Greedy</text:p>
          </table:table-cell>
          <table:table-cell table:number-columns-repeated="4"/>
          <table:table-cell office:value-type="string">
            <text:p>bb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office:value-type="string">
            <text:p>DISTANCE</text:p>
          </table:table-cell>
          <table:table-cell office:value-type="string">
            <text:p>OVERSPENT TIME</text:p>
          </table:table-cell>
          <table:table-cell office:value-type="string">
            <text:p>TW OVERRUN</text:p>
          </table:table-cell>
          <table:table-cell office:value-type="string">
            <text:p>MS CPT TIME</text:p>
          </table:table-cell>
          <table:table-cell office:value-type="string">
            <text:p>EXEC TIME</text:p>
          </table:table-cell>
          <table:table-cell office:value-type="string">
            <text:p>DISTANCE</text:p>
          </table:table-cell>
          <table:table-cell office:value-type="string">
            <text:p>OVERSPENT TIME</text:p>
          </table:table-cell>
          <table:table-cell office:value-type="string">
            <text:p>TW OVERRUN</text:p>
          </table:table-cell>
          <table:table-cell office:value-type="string">
            <text:p>MS CPT TIME</text:p>
          </table:table-cell>
          <table:table-cell office:value-type="string">
            <text:p>EXEC TIME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656.982">
            <text:p>6656.982</text:p>
          </table:table-cell>
          <table:table-cell table:style-name="ce1" office:value-type="string">
            <text:p>00:18:31.00</text:p>
          </table:table-cell>
          <table:table-cell office:value-type="float" office:value="6">
            <text:p>6</text:p>
          </table:table-cell>
          <table:table-cell table:style-name="ce1" office:value-type="string">
            <text:p>00:04:48.81</text:p>
          </table:table-cell>
          <table:table-cell table:style-name="ce1" office:value-type="string">
            <text:p>00:05:45.56</text:p>
          </table:table-cell>
          <table:table-cell office:value-type="float" office:value="6451.379">
            <text:p>6451.379</text:p>
          </table:table-cell>
          <table:table-cell table:style-name="ce1" office:value-type="string">
            <text:p>00:13:36.00</text:p>
          </table:table-cell>
          <table:table-cell office:value-type="float" office:value="7">
            <text:p>7</text:p>
          </table:table-cell>
          <table:table-cell table:style-name="ce1" office:value-type="string">
            <text:p>00:00:07.58</text:p>
          </table:table-cell>
          <table:table-cell table:style-name="ce1" office:value-type="string">
            <text:p>00:00:26.4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6656.982">
            <text:p>6656.982</text:p>
          </table:table-cell>
          <table:table-cell table:style-name="ce1" office:value-type="string">
            <text:p>00:18:31.00</text:p>
          </table:table-cell>
          <table:table-cell office:value-type="float" office:value="6">
            <text:p>6</text:p>
          </table:table-cell>
          <table:table-cell table:style-name="ce1" office:value-type="string">
            <text:p>00:01:10.56</text:p>
          </table:table-cell>
          <table:table-cell table:style-name="ce1" office:value-type="string">
            <text:p>00:01:29.58</text:p>
          </table:table-cell>
          <table:table-cell office:value-type="float" office:value="6451.379">
            <text:p>6451.379</text:p>
          </table:table-cell>
          <table:table-cell table:style-name="ce1" office:value-type="string">
            <text:p>00:13:36.00</text:p>
          </table:table-cell>
          <table:table-cell office:value-type="float" office:value="7">
            <text:p>7</text:p>
          </table:table-cell>
          <table:table-cell table:style-name="ce1" office:value-type="string">
            <text:p>00:00:05.72</text:p>
          </table:table-cell>
          <table:table-cell table:style-name="ce1" office:value-type="string">
            <text:p>00:00:24.5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6656.982">
            <text:p>6656.982</text:p>
          </table:table-cell>
          <table:table-cell table:style-name="ce1" office:value-type="string">
            <text:p>00:18:31.00</text:p>
          </table:table-cell>
          <table:table-cell office:value-type="float" office:value="6">
            <text:p>6</text:p>
          </table:table-cell>
          <table:table-cell table:style-name="ce1" office:value-type="string">
            <text:p>00:01:11.65</text:p>
          </table:table-cell>
          <table:table-cell table:style-name="ce1" office:value-type="string">
            <text:p>00:01:30.59</text:p>
          </table:table-cell>
          <table:table-cell office:value-type="float" office:value="6451.379">
            <text:p>6451.379</text:p>
          </table:table-cell>
          <table:table-cell table:style-name="ce1" office:value-type="string">
            <text:p>00:13:36.00</text:p>
          </table:table-cell>
          <table:table-cell office:value-type="float" office:value="7">
            <text:p>7</text:p>
          </table:table-cell>
          <table:table-cell table:style-name="ce1" office:value-type="string">
            <text:p>00:00:05.57</text:p>
          </table:table-cell>
          <table:table-cell table:style-name="ce1" office:value-type="string">
            <text:p>00:00:24.3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6656.982">
            <text:p>6656.982</text:p>
          </table:table-cell>
          <table:table-cell table:style-name="ce1" office:value-type="string">
            <text:p>00:18:31.00</text:p>
          </table:table-cell>
          <table:table-cell office:value-type="float" office:value="6">
            <text:p>6</text:p>
          </table:table-cell>
          <table:table-cell table:style-name="ce1" office:value-type="string">
            <text:p>00:01:14.80</text:p>
          </table:table-cell>
          <table:table-cell table:style-name="ce1" office:value-type="string">
            <text:p>00:01:34.16</text:p>
          </table:table-cell>
          <table:table-cell office:value-type="float" office:value="6451.379">
            <text:p>6451.379</text:p>
          </table:table-cell>
          <table:table-cell table:style-name="ce1" office:value-type="string">
            <text:p>00:13:36.00</text:p>
          </table:table-cell>
          <table:table-cell office:value-type="float" office:value="7">
            <text:p>7</text:p>
          </table:table-cell>
          <table:table-cell table:style-name="ce1" office:value-type="string">
            <text:p>00:00:05.60</text:p>
          </table:table-cell>
          <table:table-cell table:style-name="ce1" office:value-type="string">
            <text:p>00:00:24.3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6656.982">
            <text:p>6656.982</text:p>
          </table:table-cell>
          <table:table-cell table:style-name="ce1" office:value-type="string">
            <text:p>00:18:31.00</text:p>
          </table:table-cell>
          <table:table-cell office:value-type="float" office:value="6">
            <text:p>6</text:p>
          </table:table-cell>
          <table:table-cell table:style-name="ce1" office:value-type="string">
            <text:p>00:01:12.03</text:p>
          </table:table-cell>
          <table:table-cell table:style-name="ce1" office:value-type="string">
            <text:p>00:01:31.06</text:p>
          </table:table-cell>
          <table:table-cell office:value-type="float" office:value="6451.379">
            <text:p>6451.379</text:p>
          </table:table-cell>
          <table:table-cell table:style-name="ce1" office:value-type="string">
            <text:p>00:13:36.00</text:p>
          </table:table-cell>
          <table:table-cell office:value-type="float" office:value="7">
            <text:p>7</text:p>
          </table:table-cell>
          <table:table-cell table:style-name="ce1" office:value-type="string">
            <text:p>00:00:05.65</text:p>
          </table:table-cell>
          <table:table-cell table:style-name="ce1" office:value-type="string">
            <text:p>00:00:24.33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995.917">
            <text:p>6995.917</text:p>
          </table:table-cell>
          <table:table-cell table:style-name="ce1" office:value-type="string">
            <text:p>00:04:03.00</text:p>
          </table:table-cell>
          <table:table-cell office:value-type="float" office:value="5">
            <text:p>5</text:p>
          </table:table-cell>
          <table:table-cell table:style-name="ce1" office:value-type="string">
            <text:p>00:01:03.22</text:p>
          </table:table-cell>
          <table:table-cell table:style-name="ce1" office:value-type="string">
            <text:p>00:01:23.09</text:p>
          </table:table-cell>
          <table:table-cell office:value-type="float" office:value="6651.807">
            <text:p>6651.807</text:p>
          </table:table-cell>
          <table:table-cell table:style-name="ce1" office:value-type="string">
            <text:p>00:02:53.00</text:p>
          </table:table-cell>
          <table:table-cell office:value-type="float" office:value="5">
            <text:p>5</text:p>
          </table:table-cell>
          <table:table-cell table:style-name="ce1" office:value-type="string">
            <text:p>00:02:37.65</text:p>
          </table:table-cell>
          <table:table-cell table:style-name="ce1" office:value-type="string">
            <text:p>00:02:57.16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6995.917">
            <text:p>6995.917</text:p>
          </table:table-cell>
          <table:table-cell table:style-name="ce1" office:value-type="string">
            <text:p>00:04:03.00</text:p>
          </table:table-cell>
          <table:table-cell office:value-type="float" office:value="5">
            <text:p>5</text:p>
          </table:table-cell>
          <table:table-cell table:style-name="ce1" office:value-type="string">
            <text:p>00:01:03.09</text:p>
          </table:table-cell>
          <table:table-cell table:style-name="ce1" office:value-type="string">
            <text:p>00:01:22.85</text:p>
          </table:table-cell>
          <table:table-cell office:value-type="float" office:value="6651.807">
            <text:p>6651.807</text:p>
          </table:table-cell>
          <table:table-cell table:style-name="ce1" office:value-type="string">
            <text:p>00:02:53.00</text:p>
          </table:table-cell>
          <table:table-cell office:value-type="float" office:value="5">
            <text:p>5</text:p>
          </table:table-cell>
          <table:table-cell table:style-name="ce1" office:value-type="string">
            <text:p>00:02:35.32</text:p>
          </table:table-cell>
          <table:table-cell table:style-name="ce1" office:value-type="string">
            <text:p>00:02:54.67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6995.917">
            <text:p>6995.917</text:p>
          </table:table-cell>
          <table:table-cell table:style-name="ce1" office:value-type="string">
            <text:p>00:04:03.00</text:p>
          </table:table-cell>
          <table:table-cell office:value-type="float" office:value="5">
            <text:p>5</text:p>
          </table:table-cell>
          <table:table-cell table:style-name="ce1" office:value-type="string">
            <text:p>00:01:01.08</text:p>
          </table:table-cell>
          <table:table-cell table:style-name="ce1" office:value-type="string">
            <text:p>00:01:20.51</text:p>
          </table:table-cell>
          <table:table-cell office:value-type="float" office:value="6651.807">
            <text:p>6651.807</text:p>
          </table:table-cell>
          <table:table-cell table:style-name="ce1" office:value-type="string">
            <text:p>00:02:53.00</text:p>
          </table:table-cell>
          <table:table-cell office:value-type="float" office:value="5">
            <text:p>5</text:p>
          </table:table-cell>
          <table:table-cell table:style-name="ce1" office:value-type="string">
            <text:p>00:02:34.55</text:p>
          </table:table-cell>
          <table:table-cell table:style-name="ce1" office:value-type="string">
            <text:p>00:02:53.9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6995.917">
            <text:p>6995.917</text:p>
          </table:table-cell>
          <table:table-cell table:style-name="ce1" office:value-type="string">
            <text:p>00:04:03.00</text:p>
          </table:table-cell>
          <table:table-cell office:value-type="float" office:value="5">
            <text:p>5</text:p>
          </table:table-cell>
          <table:table-cell table:style-name="ce1" office:value-type="string">
            <text:p>00:01:02.34</text:p>
          </table:table-cell>
          <table:table-cell table:style-name="ce1" office:value-type="string">
            <text:p>00:01:22.01</text:p>
          </table:table-cell>
          <table:table-cell office:value-type="float" office:value="6651.807">
            <text:p>6651.807</text:p>
          </table:table-cell>
          <table:table-cell table:style-name="ce1" office:value-type="string">
            <text:p>00:02:53.00</text:p>
          </table:table-cell>
          <table:table-cell office:value-type="float" office:value="5">
            <text:p>5</text:p>
          </table:table-cell>
          <table:table-cell table:style-name="ce1" office:value-type="string">
            <text:p>00:02:34.78</text:p>
          </table:table-cell>
          <table:table-cell table:style-name="ce1" office:value-type="string">
            <text:p>00:02:54.3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6995.917">
            <text:p>6995.917</text:p>
          </table:table-cell>
          <table:table-cell table:style-name="ce1" office:value-type="string">
            <text:p>00:04:03.00</text:p>
          </table:table-cell>
          <table:table-cell office:value-type="float" office:value="5">
            <text:p>5</text:p>
          </table:table-cell>
          <table:table-cell table:style-name="ce1" office:value-type="string">
            <text:p>00:01:01.94</text:p>
          </table:table-cell>
          <table:table-cell table:style-name="ce1" office:value-type="string">
            <text:p>00:01:21.75</text:p>
          </table:table-cell>
          <table:table-cell office:value-type="float" office:value="6651.807">
            <text:p>6651.807</text:p>
          </table:table-cell>
          <table:table-cell table:style-name="ce1" office:value-type="string">
            <text:p>00:02:53.00</text:p>
          </table:table-cell>
          <table:table-cell office:value-type="float" office:value="5">
            <text:p>5</text:p>
          </table:table-cell>
          <table:table-cell table:style-name="ce1" office:value-type="string">
            <text:p>00:02:35.59</text:p>
          </table:table-cell>
          <table:table-cell table:style-name="ce1" office:value-type="string">
            <text:p>00:02:56.8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DISTANCES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office:value-type="string">
            <text:p>Greedy</text:p>
          </table:table-cell>
          <table:table-cell office:value-type="string">
            <text:p>bb</text:p>
          </table:table-cell>
          <table:table-cell office:value-type="string">
            <text:p>Greedy-&gt;bb</text:p>
          </table:table-cell>
          <table:table-cell office:value-type="string">
            <text:p>bb-&gt;Greed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656.982">
            <text:p>6656.982</text:p>
          </table:table-cell>
          <table:table-cell office:value-type="float" office:value="6451.379">
            <text:p>6451.379</text:p>
          </table:table-cell>
          <table:table-cell office:value-type="float" office:value="-3.08853171001514">
            <text:p>-3.08853171</text:p>
          </table:table-cell>
          <table:table-cell office:value-type="float" office:value="3.18696204330888">
            <text:p>3.1869620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6656.982">
            <text:p>6656.982</text:p>
          </table:table-cell>
          <table:table-cell office:value-type="float" office:value="6451.379">
            <text:p>6451.379</text:p>
          </table:table-cell>
          <table:table-cell office:value-type="float" office:value="-3.08853171001514">
            <text:p>-3.08853171</text:p>
          </table:table-cell>
          <table:table-cell office:value-type="float" office:value="3.18696204330888">
            <text:p>3.1869620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6656.982">
            <text:p>6656.982</text:p>
          </table:table-cell>
          <table:table-cell office:value-type="float" office:value="6451.379">
            <text:p>6451.379</text:p>
          </table:table-cell>
          <table:table-cell office:value-type="float" office:value="-3.08853171001514">
            <text:p>-3.08853171</text:p>
          </table:table-cell>
          <table:table-cell office:value-type="float" office:value="3.18696204330888">
            <text:p>3.1869620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6656.982">
            <text:p>6656.982</text:p>
          </table:table-cell>
          <table:table-cell office:value-type="float" office:value="6451.379">
            <text:p>6451.379</text:p>
          </table:table-cell>
          <table:table-cell office:value-type="float" office:value="-3.08853171001514">
            <text:p>-3.08853171</text:p>
          </table:table-cell>
          <table:table-cell office:value-type="float" office:value="3.18696204330888">
            <text:p>3.1869620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6656.982">
            <text:p>6656.982</text:p>
          </table:table-cell>
          <table:table-cell office:value-type="float" office:value="6451.379">
            <text:p>6451.379</text:p>
          </table:table-cell>
          <table:table-cell office:value-type="float" office:value="-3.08853171001514">
            <text:p>-3.08853171</text:p>
          </table:table-cell>
          <table:table-cell office:value-type="float" office:value="3.18696204330888">
            <text:p>3.1869620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995.917">
            <text:p>6995.917</text:p>
          </table:table-cell>
          <table:table-cell office:value-type="float" office:value="6651.807">
            <text:p>6651.807</text:p>
          </table:table-cell>
          <table:table-cell office:value-type="float" office:value="-4.91872616556201">
            <text:p>-4.9187261656</text:p>
          </table:table-cell>
          <table:table-cell office:value-type="float" office:value="5.17318076125781">
            <text:p>5.1731807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6995.917">
            <text:p>6995.917</text:p>
          </table:table-cell>
          <table:table-cell office:value-type="float" office:value="6651.807">
            <text:p>6651.807</text:p>
          </table:table-cell>
          <table:table-cell office:value-type="float" office:value="-4.91872616556201">
            <text:p>-4.9187261656</text:p>
          </table:table-cell>
          <table:table-cell office:value-type="float" office:value="5.17318076125781">
            <text:p>5.1731807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6995.917">
            <text:p>6995.917</text:p>
          </table:table-cell>
          <table:table-cell office:value-type="float" office:value="6651.807">
            <text:p>6651.807</text:p>
          </table:table-cell>
          <table:table-cell office:value-type="float" office:value="-4.91872616556201">
            <text:p>-4.9187261656</text:p>
          </table:table-cell>
          <table:table-cell office:value-type="float" office:value="5.17318076125781">
            <text:p>5.1731807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6995.917">
            <text:p>6995.917</text:p>
          </table:table-cell>
          <table:table-cell office:value-type="float" office:value="6651.807">
            <text:p>6651.807</text:p>
          </table:table-cell>
          <table:table-cell office:value-type="float" office:value="-4.91872616556201">
            <text:p>-4.9187261656</text:p>
          </table:table-cell>
          <table:table-cell office:value-type="float" office:value="5.17318076125781">
            <text:p>5.1731807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6995.917">
            <text:p>6995.917</text:p>
          </table:table-cell>
          <table:table-cell office:value-type="float" office:value="6651.807">
            <text:p>6651.807</text:p>
          </table:table-cell>
          <table:table-cell office:value-type="float" office:value="-4.91872616556201">
            <text:p>-4.9187261656</text:p>
          </table:table-cell>
          <table:table-cell office:value-type="float" office:value="5.17318076125781">
            <text:p>5.173180761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AVG DISTANCES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office:value-type="string">
            <text:p>Greedy</text:p>
          </table:table-cell>
          <table:table-cell office:value-type="string">
            <text:p>bb</text:p>
          </table:table-cell>
          <table:table-cell office:value-type="string">
            <text:p>Greedy-&gt;bb</text:p>
          </table:table-cell>
          <table:table-cell office:value-type="string">
            <text:p>bb-&gt;Greed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56.982">
            <text:p>6656.982</text:p>
          </table:table-cell>
          <table:table-cell office:value-type="float" office:value="6451.379">
            <text:p>6451.379</text:p>
          </table:table-cell>
          <table:table-cell office:value-type="float" office:value="-3.08853171001515">
            <text:p>-3.08853171</text:p>
          </table:table-cell>
          <table:table-cell office:value-type="float" office:value="3.18696204330889">
            <text:p>3.1869620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995.917">
            <text:p>6995.917</text:p>
          </table:table-cell>
          <table:table-cell office:value-type="float" office:value="6651.807">
            <text:p>6651.807</text:p>
          </table:table-cell>
          <table:table-cell office:value-type="float" office:value="-4.91872616556201">
            <text:p>-4.9187261656</text:p>
          </table:table-cell>
          <table:table-cell office:value-type="float" office:value="5.17318076125782">
            <text:p>5.1731807613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VERSPENT TIME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office:value-type="string">
            <text:p>Greedy</text:p>
          </table:table-cell>
          <table:table-cell office:value-type="string">
            <text:p>bb</text:p>
          </table:table-cell>
          <table:table-cell office:value-type="string">
            <text:p>Greedy-&gt;bb</text:p>
          </table:table-cell>
          <table:table-cell office:value-type="string">
            <text:p>bb-&gt;Greed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18:31.00</text:p>
          </table:table-cell>
          <table:table-cell table:style-name="ce1" office:value-type="string">
            <text:p>00:13:36.00</text:p>
          </table:table-cell>
          <table:table-cell office:value-type="float" office:value="-26.5526552655266">
            <text:p>-26.5526552655</text:p>
          </table:table-cell>
          <table:table-cell office:value-type="float" office:value="36.1519607843137">
            <text:p>36.1519607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18:31.00</text:p>
          </table:table-cell>
          <table:table-cell table:style-name="ce1" office:value-type="string">
            <text:p>00:13:36.00</text:p>
          </table:table-cell>
          <table:table-cell office:value-type="float" office:value="-26.5526552655266">
            <text:p>-26.5526552655</text:p>
          </table:table-cell>
          <table:table-cell office:value-type="float" office:value="36.1519607843137">
            <text:p>36.1519607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18:31.00</text:p>
          </table:table-cell>
          <table:table-cell table:style-name="ce1" office:value-type="string">
            <text:p>00:13:36.00</text:p>
          </table:table-cell>
          <table:table-cell office:value-type="float" office:value="-26.5526552655266">
            <text:p>-26.5526552655</text:p>
          </table:table-cell>
          <table:table-cell office:value-type="float" office:value="36.1519607843137">
            <text:p>36.1519607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18:31.00</text:p>
          </table:table-cell>
          <table:table-cell table:style-name="ce1" office:value-type="string">
            <text:p>00:13:36.00</text:p>
          </table:table-cell>
          <table:table-cell office:value-type="float" office:value="-26.5526552655266">
            <text:p>-26.5526552655</text:p>
          </table:table-cell>
          <table:table-cell office:value-type="float" office:value="36.1519607843137">
            <text:p>36.1519607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18:31.00</text:p>
          </table:table-cell>
          <table:table-cell table:style-name="ce1" office:value-type="string">
            <text:p>00:13:36.00</text:p>
          </table:table-cell>
          <table:table-cell office:value-type="float" office:value="-26.5526552655266">
            <text:p>-26.5526552655</text:p>
          </table:table-cell>
          <table:table-cell office:value-type="float" office:value="36.1519607843137">
            <text:p>36.1519607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4:03.00</text:p>
          </table:table-cell>
          <table:table-cell table:style-name="ce1" office:value-type="string">
            <text:p>00:02:53.00</text:p>
          </table:table-cell>
          <table:table-cell office:value-type="float" office:value="-28.8065843621399">
            <text:p>-28.8065843621</text:p>
          </table:table-cell>
          <table:table-cell office:value-type="float" office:value="40.4624277456647">
            <text:p>40.4624277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4:03.00</text:p>
          </table:table-cell>
          <table:table-cell table:style-name="ce1" office:value-type="string">
            <text:p>00:02:53.00</text:p>
          </table:table-cell>
          <table:table-cell office:value-type="float" office:value="-28.8065843621399">
            <text:p>-28.8065843621</text:p>
          </table:table-cell>
          <table:table-cell office:value-type="float" office:value="40.4624277456647">
            <text:p>40.4624277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4:03.00</text:p>
          </table:table-cell>
          <table:table-cell table:style-name="ce1" office:value-type="string">
            <text:p>00:02:53.00</text:p>
          </table:table-cell>
          <table:table-cell office:value-type="float" office:value="-28.8065843621399">
            <text:p>-28.8065843621</text:p>
          </table:table-cell>
          <table:table-cell office:value-type="float" office:value="40.4624277456647">
            <text:p>40.4624277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4:03.00</text:p>
          </table:table-cell>
          <table:table-cell table:style-name="ce1" office:value-type="string">
            <text:p>00:02:53.00</text:p>
          </table:table-cell>
          <table:table-cell office:value-type="float" office:value="-28.8065843621399">
            <text:p>-28.8065843621</text:p>
          </table:table-cell>
          <table:table-cell office:value-type="float" office:value="40.4624277456647">
            <text:p>40.4624277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4:03.00</text:p>
          </table:table-cell>
          <table:table-cell table:style-name="ce1" office:value-type="string">
            <text:p>00:02:53.00</text:p>
          </table:table-cell>
          <table:table-cell office:value-type="float" office:value="-28.8065843621399">
            <text:p>-28.8065843621</text:p>
          </table:table-cell>
          <table:table-cell office:value-type="float" office:value="40.4624277456647">
            <text:p>40.4624277457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AVG OVERSPENT TIME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office:value-type="string">
            <text:p>Greedy</text:p>
          </table:table-cell>
          <table:table-cell office:value-type="string">
            <text:p>bb</text:p>
          </table:table-cell>
          <table:table-cell office:value-type="string">
            <text:p>Greedy-&gt;bb</text:p>
          </table:table-cell>
          <table:table-cell office:value-type="string">
            <text:p>bb-&gt;Greed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string">
            <text:p>00:18:31.00</text:p>
          </table:table-cell>
          <table:table-cell table:style-name="ce1" office:value-type="string">
            <text:p>00:13:36.00</text:p>
          </table:table-cell>
          <table:table-cell office:value-type="float" office:value="-26.5526552655266">
            <text:p>-26.5526552655</text:p>
          </table:table-cell>
          <table:table-cell office:value-type="float" office:value="36.1519607843137">
            <text:p>36.1519607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string">
            <text:p>00:04:03.00</text:p>
          </table:table-cell>
          <table:table-cell table:style-name="ce1" office:value-type="string">
            <text:p>00:02:53.00</text:p>
          </table:table-cell>
          <table:table-cell office:value-type="float" office:value="-28.8065843621399">
            <text:p>-28.8065843621</text:p>
          </table:table-cell>
          <table:table-cell office:value-type="float" office:value="40.4624277456647">
            <text:p>40.4624277457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TIME WINDOWS OVERRUN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office:value-type="string">
            <text:p>Greedy</text:p>
          </table:table-cell>
          <table:table-cell office:value-type="string">
            <text:p>bb</text:p>
          </table:table-cell>
          <table:table-cell office:value-type="string">
            <text:p>Greedy-&gt;bb</text:p>
          </table:table-cell>
          <table:table-cell office:value-type="string">
            <text:p>bb-&gt;Greed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.6666666666667">
            <text:p>16.6666666667</text:p>
          </table:table-cell>
          <table:table-cell office:value-type="float" office:value="-14.2857142857143">
            <text:p>-14.2857142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.6666666666667">
            <text:p>16.6666666667</text:p>
          </table:table-cell>
          <table:table-cell office:value-type="float" office:value="-14.2857142857143">
            <text:p>-14.2857142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.6666666666667">
            <text:p>16.6666666667</text:p>
          </table:table-cell>
          <table:table-cell office:value-type="float" office:value="-14.2857142857143">
            <text:p>-14.2857142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.6666666666667">
            <text:p>16.6666666667</text:p>
          </table:table-cell>
          <table:table-cell office:value-type="float" office:value="-14.2857142857143">
            <text:p>-14.2857142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.6666666666667">
            <text:p>16.6666666667</text:p>
          </table:table-cell>
          <table:table-cell office:value-type="float" office:value="-14.2857142857143">
            <text:p>-14.2857142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AVG TIME WINDOWS OVERRUN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office:value-type="string">
            <text:p>Greedy</text:p>
          </table:table-cell>
          <table:table-cell office:value-type="string">
            <text:p>bb</text:p>
          </table:table-cell>
          <table:table-cell office:value-type="string">
            <text:p>Greedy-&gt;bb</text:p>
          </table:table-cell>
          <table:table-cell office:value-type="string">
            <text:p>bb-&gt;Greed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6.6666666666667">
            <text:p>16.6666666667</text:p>
          </table:table-cell>
          <table:table-cell office:value-type="float" office:value="-14.2857142857143">
            <text:p>-14.2857142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MISSION SCHEDULER COMPUTING TIME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office:value-type="string">
            <text:p>Greedy</text:p>
          </table:table-cell>
          <table:table-cell office:value-type="string">
            <text:p>bb</text:p>
          </table:table-cell>
          <table:table-cell office:value-type="string">
            <text:p>Greedy-&gt;bb</text:p>
          </table:table-cell>
          <table:table-cell office:value-type="string">
            <text:p>bb-&gt;Greed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4:48.81</text:p>
          </table:table-cell>
          <table:table-cell table:style-name="ce1" office:value-type="string">
            <text:p>00:00:07.58</text:p>
          </table:table-cell>
          <table:table-cell office:value-type="float" office:value="-97.3754371386032">
            <text:p>-97.3754371386</text:p>
          </table:table-cell>
          <table:table-cell office:value-type="float" office:value="3710.15831134565">
            <text:p>3710.1583113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10.56</text:p>
          </table:table-cell>
          <table:table-cell table:style-name="ce1" office:value-type="string">
            <text:p>00:00:05.72</text:p>
          </table:table-cell>
          <table:table-cell office:value-type="float" office:value="-91.8934240362812">
            <text:p>-91.8934240363</text:p>
          </table:table-cell>
          <table:table-cell office:value-type="float" office:value="1133.56643356643">
            <text:p>1133.5664335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12.03</text:p>
          </table:table-cell>
          <table:table-cell table:style-name="ce1" office:value-type="string">
            <text:p>00:00:05.65</text:p>
          </table:table-cell>
          <table:table-cell office:value-type="float" office:value="-92.1560460919061">
            <text:p>-92.1560460919</text:p>
          </table:table-cell>
          <table:table-cell office:value-type="float" office:value="1174.86725663717">
            <text:p>1174.8672566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14.80</text:p>
          </table:table-cell>
          <table:table-cell table:style-name="ce1" office:value-type="string">
            <text:p>00:00:05.60</text:p>
          </table:table-cell>
          <table:table-cell office:value-type="float" office:value="-92.5133689839572">
            <text:p>-92.513368984</text:p>
          </table:table-cell>
          <table:table-cell office:value-type="float" office:value="1235.71428571429">
            <text:p>1235.7142857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11.65</text:p>
          </table:table-cell>
          <table:table-cell table:style-name="ce1" office:value-type="string">
            <text:p>00:00:05.57</text:p>
          </table:table-cell>
          <table:table-cell office:value-type="float" office:value="-92.2260990928123">
            <text:p>-92.2260990928</text:p>
          </table:table-cell>
          <table:table-cell office:value-type="float" office:value="1186.35547576302">
            <text:p>1186.355475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03.22</text:p>
          </table:table-cell>
          <table:table-cell table:style-name="ce1" office:value-type="string">
            <text:p>00:02:37.65</text:p>
          </table:table-cell>
          <table:table-cell office:value-type="float" office:value="149.367288832648">
            <text:p>149.3672888326</text:p>
          </table:table-cell>
          <table:table-cell office:value-type="float" office:value="-59.8985093561687">
            <text:p>-59.8985093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03.09</text:p>
          </table:table-cell>
          <table:table-cell table:style-name="ce1" office:value-type="string">
            <text:p>00:02:35.32</text:p>
          </table:table-cell>
          <table:table-cell office:value-type="float" office:value="146.187985417657">
            <text:p>146.1879854177</text:p>
          </table:table-cell>
          <table:table-cell office:value-type="float" office:value="-59.3806335307752">
            <text:p>-59.3806335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01.94</text:p>
          </table:table-cell>
          <table:table-cell table:style-name="ce1" office:value-type="string">
            <text:p>00:02:35.59</text:p>
          </table:table-cell>
          <table:table-cell office:value-type="float" office:value="151.194704552793">
            <text:p>151.1947045528</text:p>
          </table:table-cell>
          <table:table-cell office:value-type="float" office:value="-60.1902435889196">
            <text:p>-60.1902435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02.34</text:p>
          </table:table-cell>
          <table:table-cell table:style-name="ce1" office:value-type="string">
            <text:p>00:02:34.78</text:p>
          </table:table-cell>
          <table:table-cell office:value-type="float" office:value="148.28360603144">
            <text:p>148.2836060314</text:p>
          </table:table-cell>
          <table:table-cell office:value-type="float" office:value="-59.7234784855925">
            <text:p>-59.7234784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01.08</text:p>
          </table:table-cell>
          <table:table-cell table:style-name="ce1" office:value-type="string">
            <text:p>00:02:34.55</text:p>
          </table:table-cell>
          <table:table-cell office:value-type="float" office:value="153.028814669286">
            <text:p>153.0288146693</text:p>
          </table:table-cell>
          <table:table-cell office:value-type="float" office:value="-60.478809446781">
            <text:p>-60.4788094468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AVG MISSION SCHEDULER COMPUTING TIME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office:value-type="string">
            <text:p>Greedy</text:p>
          </table:table-cell>
          <table:table-cell office:value-type="string">
            <text:p>bb</text:p>
          </table:table-cell>
          <table:table-cell office:value-type="string">
            <text:p>Greedy-&gt;bb</text:p>
          </table:table-cell>
          <table:table-cell office:value-type="string">
            <text:p>bb-&gt;Greed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string">
            <text:p>00:01:55.57</text:p>
          </table:table-cell>
          <table:table-cell table:style-name="ce1" office:value-type="string">
            <text:p>00:00:06.02</text:p>
          </table:table-cell>
          <table:table-cell office:value-type="float" office:value="-94.7875746300943">
            <text:p>-94.7875746301</text:p>
          </table:table-cell>
          <table:table-cell office:value-type="float" office:value="1818.49269588313">
            <text:p>1818.4926958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string">
            <text:p>00:01:02.33</text:p>
          </table:table-cell>
          <table:table-cell table:style-name="ce1" office:value-type="string">
            <text:p>00:02:35.58</text:p>
          </table:table-cell>
          <table:table-cell office:value-type="float" office:value="149.587704944332">
            <text:p>149.5877049443</text:p>
          </table:table-cell>
          <table:table-cell office:value-type="float" office:value="-59.9339238195632">
            <text:p>-59.9339238196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VERALL EXECUTION TIME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office:value-type="string">
            <text:p>Greedy</text:p>
          </table:table-cell>
          <table:table-cell office:value-type="string">
            <text:p>bb</text:p>
          </table:table-cell>
          <table:table-cell office:value-type="string">
            <text:p>Greedy-&gt;bb</text:p>
          </table:table-cell>
          <table:table-cell office:value-type="string">
            <text:p>bb-&gt;Greed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5:45.56</text:p>
          </table:table-cell>
          <table:table-cell table:style-name="ce1" office:value-type="string">
            <text:p>00:00:26.46</text:p>
          </table:table-cell>
          <table:table-cell office:value-type="float" office:value="-92.3428637573793">
            <text:p>-92.3428637574</text:p>
          </table:table-cell>
          <table:table-cell office:value-type="float" office:value="1205.97127739985">
            <text:p>1205.9712773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29.58</text:p>
          </table:table-cell>
          <table:table-cell table:style-name="ce1" office:value-type="string">
            <text:p>00:00:24.51</text:p>
          </table:table-cell>
          <table:table-cell office:value-type="float" office:value="-72.6389819156062">
            <text:p>-72.6389819156</text:p>
          </table:table-cell>
          <table:table-cell office:value-type="float" office:value="265.483476132191">
            <text:p>265.4834761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31.06</text:p>
          </table:table-cell>
          <table:table-cell table:style-name="ce1" office:value-type="string">
            <text:p>00:00:24.33</text:p>
          </table:table-cell>
          <table:table-cell office:value-type="float" office:value="-73.2813529540962">
            <text:p>-73.2813529541</text:p>
          </table:table-cell>
          <table:table-cell office:value-type="float" office:value="274.270448006576">
            <text:p>274.2704480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34.16</text:p>
          </table:table-cell>
          <table:table-cell table:style-name="ce1" office:value-type="string">
            <text:p>00:00:24.37</text:p>
          </table:table-cell>
          <table:table-cell office:value-type="float" office:value="-74.1185216652506">
            <text:p>-74.1185216653</text:p>
          </table:table-cell>
          <table:table-cell office:value-type="float" office:value="286.376692654904">
            <text:p>286.3766926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30.59</text:p>
          </table:table-cell>
          <table:table-cell table:style-name="ce1" office:value-type="string">
            <text:p>00:00:24.37</text:p>
          </table:table-cell>
          <table:table-cell office:value-type="float" office:value="-73.0985760017662">
            <text:p>-73.0985760018</text:p>
          </table:table-cell>
          <table:table-cell office:value-type="float" office:value="271.727533853098">
            <text:p>271.7275338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23.09</text:p>
          </table:table-cell>
          <table:table-cell table:style-name="ce1" office:value-type="string">
            <text:p>00:02:57.16</text:p>
          </table:table-cell>
          <table:table-cell office:value-type="float" office:value="113.214586592851">
            <text:p>113.2145865929</text:p>
          </table:table-cell>
          <table:table-cell office:value-type="float" office:value="-53.0988936554527">
            <text:p>-53.0988936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22.85</text:p>
          </table:table-cell>
          <table:table-cell table:style-name="ce1" office:value-type="string">
            <text:p>00:02:54.67</text:p>
          </table:table-cell>
          <table:table-cell office:value-type="float" office:value="110.826795413398">
            <text:p>110.8267954134</text:p>
          </table:table-cell>
          <table:table-cell office:value-type="float" office:value="-52.567699089712">
            <text:p>-52.5676990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21.75</text:p>
          </table:table-cell>
          <table:table-cell table:style-name="ce1" office:value-type="string">
            <text:p>00:02:56.86</text:p>
          </table:table-cell>
          <table:table-cell office:value-type="float" office:value="116.34250764526">
            <text:p>116.3425076453</text:p>
          </table:table-cell>
          <table:table-cell office:value-type="float" office:value="-53.7769987560783">
            <text:p>-53.7769987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00">
            <text:p>4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22.01</text:p>
          </table:table-cell>
          <table:table-cell table:style-name="ce1" office:value-type="string">
            <text:p>00:02:54.38</text:p>
          </table:table-cell>
          <table:table-cell office:value-type="float" office:value="112.632605779783">
            <text:p>112.6326057798</text:p>
          </table:table-cell>
          <table:table-cell office:value-type="float" office:value="-52.9705241426769">
            <text:p>-52.9705241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table:style-name="ce1" office:value-type="string">
            <text:p>00:01:20.51</text:p>
          </table:table-cell>
          <table:table-cell table:style-name="ce1" office:value-type="string">
            <text:p>00:02:53.98</text:p>
          </table:table-cell>
          <table:table-cell office:value-type="float" office:value="116.097379207552">
            <text:p>116.0973792076</text:p>
          </table:table-cell>
          <table:table-cell office:value-type="float" office:value="-53.7245660420738">
            <text:p>-53.7245660421</text:p>
          </table:table-cell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AVG OVERALL EXECUTION TIME</text:p>
          </table:table-cell>
          <table:table-cell table:number-columns-repeated="16"/>
        </table:table-row>
        <table:table-row table:style-name="ro1">
          <table:table-cell/>
          <table:table-cell office:value-type="string">
            <text:p>Jobs</text:p>
          </table:table-cell>
          <table:table-cell office:value-type="string">
            <text:p>Machines</text:p>
          </table:table-cell>
          <table:table-cell office:value-type="string">
            <text:p>GSeed</text:p>
          </table:table-cell>
          <table:table-cell office:value-type="string">
            <text:p>ESeed</text:p>
          </table:table-cell>
          <table:table-cell office:value-type="string">
            <text:p>DOD</text:p>
          </table:table-cell>
          <table:table-cell office:value-type="string">
            <text:p>EDOD</text:p>
          </table:table-cell>
          <table:table-cell office:value-type="string">
            <text:p>Greedy</text:p>
          </table:table-cell>
          <table:table-cell office:value-type="string">
            <text:p>bb</text:p>
          </table:table-cell>
          <table:table-cell office:value-type="string">
            <text:p>Greedy-&gt;bb</text:p>
          </table:table-cell>
          <table:table-cell office:value-type="string">
            <text:p>bb-&gt;Greedy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string">
            <text:p>00:02:22.19</text:p>
          </table:table-cell>
          <table:table-cell table:style-name="ce1" office:value-type="string">
            <text:p>00:00:24.81</text:p>
          </table:table-cell>
          <table:table-cell office:value-type="float" office:value="-82.5512221437487">
            <text:p>-82.5512221437</text:p>
          </table:table-cell>
          <table:table-cell office:value-type="float" office:value="473.106041144156">
            <text:p>473.1060411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" office:value-type="string">
            <text:p>00:01:22.04</text:p>
          </table:table-cell>
          <table:table-cell table:style-name="ce1" office:value-type="string">
            <text:p>00:02:55.41</text:p>
          </table:table-cell>
          <table:table-cell office:value-type="float" office:value="113.801707030143">
            <text:p>113.8017070301</text:p>
          </table:table-cell>
          <table:table-cell office:value-type="float" office:value="-53.2276886891733">
            <text:p>-53.2276886892</text:p>
          </table:table-cell>
          <table:table-cell table:number-columns-repeated="6"/>
        </table:table-row>
      </table:table>
      <table:database-ranges>
        <table:database-range table:name="__Anonymous_Sheet_DB__0" table:target-range-address="Sheet1.B2:Sheet1.Q12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0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14T10:52:07</dc:date>
    <meta:document-statistic meta:table-count="1" meta:cell-count="878" meta:object-count="0"/>
    <meta:generator>LibreOffice/3.4$Unix LibreOffice_project/340m1$Build-502</meta:generator>
  </office:meta>
</office:document-meta>
</file>